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1ad2" officeooo:paragraph-rsid="00021ad2"/>
    </style:style>
    <style:style style:name="P2" style:family="paragraph" style:parent-style-name="Standard">
      <style:text-properties officeooo:rsid="00021ad2" officeooo:paragraph-rsid="00044bd2"/>
    </style:style>
    <style:style style:name="P3" style:family="paragraph" style:parent-style-name="Text_20_body">
      <style:text-properties officeooo:rsid="00021ad2" officeooo:paragraph-rsid="00044bd2"/>
    </style:style>
    <style:style style:name="P4" style:family="paragraph" style:parent-style-name="Standard">
      <style:text-properties officeooo:rsid="00021ad2" officeooo:paragraph-rsid="000b8ce2"/>
    </style:style>
    <style:style style:name="P5" style:family="paragraph" style:parent-style-name="Text_20_body">
      <style:paragraph-properties fo:line-height="100%" fo:break-before="page"/>
      <style:text-properties officeooo:rsid="00021ad2" officeooo:paragraph-rsid="00044bd2"/>
    </style:style>
    <style:style style:name="P6" style:family="paragraph" style:parent-style-name="Text_20_body">
      <style:paragraph-properties fo:line-height="100%"/>
      <style:text-properties officeooo:rsid="00021ad2" officeooo:paragraph-rsid="0013812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1">
      <style:paragraph-properties fo:margin-top="0in" fo:margin-bottom="0in" style:contextual-spacing="false" fo:line-height="100%"/>
    </style:style>
    <style:style style:name="P10" style:family="paragraph" style:parent-style-name="Text_20_body" style:list-style-name="L1">
      <style:paragraph-properties fo:line-height="100%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>
      <style:paragraph-properties fo:line-height="100%"/>
      <style:text-properties officeooo:rsid="00021ad2" officeooo:paragraph-rsid="0013812e"/>
    </style:style>
    <style:style style:name="T1" style:family="text">
      <style:text-properties officeooo:rsid="000b8ce2"/>
    </style:style>
    <style:style style:name="T2" style:family="text">
      <style:text-properties officeooo:rsid="000be783"/>
    </style:style>
    <style:style style:name="T3" style:family="text">
      <style:text-properties officeooo:rsid="000d87f9"/>
    </style:style>
    <style:style style:name="T4" style:family="text">
      <style:text-properties officeooo:rsid="000de4ef"/>
    </style:style>
    <style:style style:name="T5" style:family="text">
      <style:text-properties officeooo:rsid="000e1ce1"/>
    </style:style>
    <style:style style:name="T6" style:family="text">
      <style:text-properties officeooo:rsid="000e628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23f52"/>
    </style:style>
    <style:style style:name="T10" style:family="text">
      <style:text-properties officeooo:rsid="0013812e"/>
    </style:style>
    <style:style style:name="T11" style:family="text">
      <style:text-properties officeooo:rsid="0014cedb"/>
    </style:style>
    <style:style style:name="T12" style:family="text">
      <style:text-properties officeooo:rsid="0015737b"/>
    </style:style>
    <style:style style:name="T13" style:family="text">
      <style:text-properties officeooo:rsid="0016477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<text:span text:style-name="Strong_20_Emphasis"><text:span text:style-name="T8">Simscape Fluids</text:span></text:span> toolbox provides a powerful framework for modeling a wide range of physical systems. However, it currently lacks the ability to mod<text:span text:style-name="T8">el </text:span><text:span text:style-name="Strong_20_Emphasis"><text:span text:style-name="T8">solution and suspension dynamics</text:span></text:span><text:span text:style-name="T8">,</text:span> particularly for<text:span text:style-name="T8"> </text:span><text:span text:style-name="Strong_20_Emphasis"><text:span text:style-name="T8">variable-density fluids based on solute concentration, mixing processes, and separation phenomena</text:span></text:span><text:span text:style-name="T8">. The </text:span><text:span text:style-name="Strong_20_Emphasis"><text:span text:style-name="T8">SEA Lab</text:span></text:span><text:span text:style-name="T8"> is interested in collaborating with MathWorks to develop a new </text:span><text:span text:style-name="Strong_20_Emphasis"><text:span text:style-name="T8">fluid domain</text:span></text:span><text:span text:style-name="T8"> that incorporates these capabilitie</text:span>s.</text:p>
      <text:h text:style-name="Heading_20_4" text:outline-level="4"><text:span text:style-name="Strong_20_Emphasis"><text:span text:style-name="T12">Proposal: </text:span></text:span><text:span text:style-name="Strong_20_Emphasis">Proof of Concept with Desalination (Initial 3-Month Project)</text:span></text:h>
      <text:p text:style-name="Text_20_body"><text:span text:style-name="T8">To ensure feasibility and appropriate scope, the </text:span><text:span text:style-name="Strong_20_Emphasis"><text:span text:style-name="T8">first phase</text:span></text:span><text:span text:style-name="T8"> of this project will focus specifically on </text:span><text:span text:style-name="Strong_20_Emphasis"><text:span text:style-name="T8">desalination through reverse osmosis (RO)</text:span></text:span><text:span text:style-name="T8">. This will serve as a </text:span><text:span text:style-name="Strong_20_Emphasis"><text:span text:style-name="T8">test case</text:span></text:span><text:span text:style-name="T8"> for modeling solute transport and separation, providing an initial foundation for broader solution chemistry modeling.</text:span></text:p>
      <text:p text:style-name="P8">We envision three key areas of development for this initial phase:</text:p>
      <text:list xml:id="list1009339169" text:style-name="L2">
        <text:list-item>
          <text:p text:style-name="P12"><text:span text:style-name="Strong_20_Emphasis">New Fluid Domain</text:span> – A specialized domain based on the<text:span text:style-name="T8"> </text:span><text:span text:style-name="Strong_20_Emphasis"><text:span text:style-name="T8">isothermal liquid</text:span></text:span> model with an added<text:span text:style-name="T8"> </text:span><text:span text:style-name="Strong_20_Emphasis"><text:span text:style-name="T8">solute concentration state</text:span></text:span><text:span text:style-name="T8"> </text:span>and parameters for solute mass and particle size.</text:p>
        </text:list-item>
        <text:list-item>
          <text:p text:style-name="P12"><text:span text:style-name="Strong_20_Emphasis">Supporting Simscape Blocks</text:span> – Key components like a <text:span text:style-name="Strong_20_Emphasis"><text:span text:style-name="T8">mixing chamber</text:span></text:span> (for blending solutions) and a <text:span text:style-name="Strong_20_Emphasis"><text:span text:style-name="T8">membrane</text:span></text:span> (for separation processes).</text:p>
        </text:list-item>
        <text:list-item>
          <text:p text:style-name="P11"><text:span text:style-name="Strong_20_Emphasis">Example Project &amp; Documentation</text:span> – A <text:span text:style-name="Strong_20_Emphasis"><text:span text:style-name="T8">reverse osmosis desalination model</text:span></text:span><text:span text:style-name="T8"> </text:span>with detailed documentation to facilitate future adoption and expansion.</text:p>
        </text:list-item>
      </text:list>
      <text:p text:style-name="Text_20_body">The <text:span text:style-name="Strong_20_Emphasis"><text:span text:style-name="T8">SEA Lab</text:span></text:span> will require the most assistance from <text:span text:style-name="Strong_20_Emphasis"><text:span text:style-name="T8">MathWorks</text:span></text:span><text:span text:style-name="T7"> </text:span>in developing the<text:span text:style-name="T8"> </text:span><text:span text:style-name="Strong_20_Emphasis"><text:span text:style-name="T8">new fluid domain</text:span></text:span><text:span text:style-name="T8">, as this is an area whe</text:span>re we have no prior experience. However, we have some background in developing <text:span text:style-name="Strong_20_Emphasis"><text:span text:style-name="T8">Simscape blocks</text:span></text:span> and are prepared to take on much of this work with minimal guidance on <text:span text:style-name="Source_20_Text">.ssc</text:span> syntax and best practices.</text:p>
      <text:h text:style-name="Heading_20_4" text:outline-level="4"><text:span text:style-name="Strong_20_Emphasis">Future Expansion: Beyond Desalination</text:span></text:h>
      <text:p text:style-name="Text_20_body">If this initial effort is successful, there is significant potential to <text:span text:style-name="Strong_20_Emphasis"><text:span text:style-name="T8">broaden the scope</text:span></text:span> of this tool. Possible future developments include:</text:p>
      <text:list xml:id="list2462983394" text:style-name="L3">
        <text:list-item>
          <text:p text:style-name="P14"><text:span text:style-name="Strong_20_Emphasis"><text:span text:style-name="T13">Changing</text:span></text:span><text:span text:style-name="Strong_20_Emphasis"> the Base Domain</text:span> – While the isothermal liquid model offers simplicity, transitioning to a <text:span text:style-name="Strong_20_Emphasis"><text:span text:style-name="T8">two-phase fluid model</text:span></text:span><text:span text:style-name="T8"> </text:span>could enable <text:span text:style-name="Strong_20_Emphasis"><text:span text:style-name="T8">thermal separation methods</text:span></text:span><text:span text:style-name="T8"> </text:span>(e.g., distillation).</text:p>
        </text:list-item>
        <text:list-item>
          <text:p text:style-name="P14"><text:span text:style-name="Strong_20_Emphasis">Multi-Solute Systems</text:span> – The initial project will focus on a <text:span text:style-name="Strong_20_Emphasis"><text:span text:style-name="T8">single solute</text:span></text:span><text:span text:style-name="T8"> </text:span>with a <text:span text:style-name="T13">single</text:span> particle size. Future iterations could support <text:span text:style-name="Strong_20_Emphasis"><text:span text:style-name="T8">multiple solutes</text:span></text:span><text:span text:style-name="T8">,</text:span> enabling more complex <text:span text:style-name="Strong_20_Emphasis"><text:span text:style-name="T8">water treatment</text:span></text:span><text:span text:style-name="T8"> or </text:span><text:span text:style-name="Strong_20_Emphasis"><text:span text:style-name="T8">chemical processing applications</text:span></text:span><text:span text:style-name="T8">.</text:span></text:p>
        </text:list-item>
        <text:list-item>
          <text:p text:style-name="P13"><text:span text:style-name="Strong_20_Emphasis">Modeling Liquid Solutes</text:span> – Currently, the focus is on solid-particle solutes. Extending the model t<text:span text:style-name="T8">o </text:span><text:span text:style-name="Strong_20_Emphasis"><text:span text:style-name="T8">liquid-phase solutes</text:span></text:span><text:span text:style-name="T8"> could provide more flexibility, particularly in a </text:span><text:span text:style-name="Strong_20_Emphasis"><text:span text:style-name="T8">two-phase system</text:span></text:span><text:span text:style-name="T8"> where solutes and solvents may have </text:span><text:span text:style-name="Strong_20_Emphasis"><text:span text:style-name="T8">different boiling points</text:span></text:span><text:span text:style-name="T8">.</text:span></text:p>
        </text:list-item>
      </text:list>
      <text:h text:style-name="Heading_20_4" text:outline-level="4"><text:span text:style-name="Strong_20_Emphasis">Commitment to Open Research</text:span></text:h>
      <text:p text:style-name="Text_20_body">The <text:span text:style-name="Strong_20_Emphasis"><text:span text:style-name="T8">SEA Lab</text:span></text:span><text:span text:style-name="T8"> is committed to making our tools accessible to other researchers. We typically publish code on </text:span><text:span text:style-name="Strong_20_Emphasis"><text:span text:style-name="T8">GitHub</text:span></text:span><text:span text:style-name="T8"> but are open to using </text:span><text:span text:style-name="Strong_20_Emphasis"><text:span text:style-name="T8">MATLAB File Exchange</text:span></text:span><text:span text:style-name="T8"> if preferred.</text:span></text:p>
      <text:p text:style-name="Text_20_body"><text:span text:style-name="T8">This phased approach ensures that the </text:span><text:span text:style-name="Strong_20_Emphasis"><text:span text:style-name="T8">initial project remains focused and achievable</text:span></text:span><text:span text:style-name="T8">, while laying the groundwork for a </text:span><text:span text:style-name="Strong_20_Emphasis"><text:span text:style-name="T8">versatile and extensible solution</text:span></text:span><text:span text:style-name="T8"> in the future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06:13.052516149</meta:creation-date>
    <dc:date>2025-02-05T09:40:39.463698044</dc:date>
    <meta:editing-duration>PT1H54M2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18" meta:character-count="2831" meta:non-whitespace-character-count="2429"/>
  </office:meta>
</office:document-meta>
</file>